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margin-top="0.1665in" fo:margin-bottom="0in" style:contextual-spacing="false" fo:line-height="120%" style:writing-mode="lr-tb"/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" style:family="paragraph" style:parent-style-name="Heading_20_3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officeooo:rsid="0010d076" officeooo:paragraph-rsid="0010d076" style:text-blinking="false" fo:background-color="transparent"/>
    </style:style>
    <style:style style:name="P3" style:family="paragraph" style:parent-style-name="Standard">
      <style:text-properties officeooo:rsid="0010d076" officeooo:paragraph-rsid="0010d076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bookmark text:name="docs-internal-guid-75762276-7fff-7926-ca13-2b678ce721cf"/>Criação do projeto com React:</text:h>
      <text:h text:style-name="P1" text:outline-level="3">Apos a 1° etapa ser feita. Para criar um projeto com React faça os seguintes comandos:</text:h>
      <text:h text:style-name="P1" text:outline-level="3"/>
      <text:h text:style-name="P1" text:outline-level="3">create-react-app (o nome que você quiser para a sua pasta)</text:h>
      <text:h text:style-name="P1" text:outline-level="3">Para ver se seu aplicativo está funcionando va para a pasta do aplicativo com o comando</text:h>
      <text:h text:style-name="P1" text:outline-level="3">cd (nome que você colocou para sua pasta)</text:h>
      <text:h text:style-name="P1" text:outline-level="3">e depois para rodar o aplicativo escreva:</text:h>
      <text:h text:style-name="P1" text:outline-level="3">npm start</text:h>
      <text:h text:style-name="P1" text:outline-level="3"/>
      <text:p text:style-name="Text_20_body"/>
      <text:h text:style-name="P1" text:outline-level="3">Criação do projeto com C#:</text:h>
      <text:p text:style-name="Text_20_body"/>
      <text:p text:style-name="P4">No terminal do VSCODE digite o comando:</text:p>
      <text:h text:style-name="P1" text:outline-level="3">dotnet new webapi --name {Nome da API}</text:h>
      <text:p text:style-name="Text_20_body"><text:lin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0:59:12.018304309</meta:creation-date>
    <meta:generator>LibreOffice/7.3.7.2$Linux_X86_64 LibreOffice_project/30$Build-2</meta:generator>
    <dc:date>2024-02-27T21:21:38.499480793</dc:date>
    <meta:editing-duration>PT1M10S</meta:editing-duration>
    <meta:editing-cycles>1</meta:editing-cycles>
    <meta:document-statistic meta:table-count="0" meta:image-count="0" meta:object-count="0" meta:page-count="1" meta:paragraph-count="11" meta:word-count="84" meta:character-count="455" meta:non-whitespace-character-count="381"/>
  </office:meta>
</office:document-meta>
</file>